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</style:style>
    <style:style style:name="T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19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20" style:parent-style-name="Standard" style:family="paragraph">
      <style:paragraph-properties fo:line-height="150%"/>
    </style:style>
    <style:style style:name="T2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2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2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30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31" style:parent-style-name="Standard" style:family="paragraph">
      <style:paragraph-properties fo:line-height="150%"/>
    </style:style>
    <style:style style:name="T3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3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3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3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3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3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3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40" style:parent-style-name="Standard" style:family="paragraph">
      <style:paragraph-properties fo:line-height="150%"/>
    </style:style>
    <style:style style:name="T4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54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55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56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57" style:parent-style-name="Standard" style:family="paragraph">
      <style:paragraph-properties fo:line-height="150%"/>
    </style:style>
    <style:style style:name="T5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5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6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6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62" style:parent-style-name="Standard" style:family="paragraph">
      <style:paragraph-properties fo:text-align="justify" fo:line-height="150%"/>
    </style:style>
    <style:style style:name="T6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6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65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6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67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68" style:parent-style-name="Standard" style:family="paragraph">
      <style:paragraph-properties fo:line-height="150%"/>
    </style:style>
    <style:style style:name="T6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70" style:parent-style-name="Fonteparág.padrão" style:family="text">
      <style:text-properties fo:language="pt" fo:country="BR"/>
    </style:style>
    <style:style style:name="T7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7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7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7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7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7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7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7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7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80" style:parent-style-name="Standard" style:family="paragraph">
      <style:paragraph-properties fo:line-height="150%"/>
    </style:style>
    <style:style style:name="T8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8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8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84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85" style:parent-style-name="Standard" style:family="paragraph">
      <style:paragraph-properties fo:line-height="150%"/>
    </style:style>
    <style:style style:name="T8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87" style:parent-style-name="Fonteparág.padrão" style:family="text">
      <style:text-properties fo:language="pt" fo:country="BR"/>
    </style:style>
    <style:style style:name="T8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8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9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91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92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93" style:parent-style-name="Standard" style:family="paragraph">
      <style:paragraph-properties fo:line-height="150%"/>
    </style:style>
    <style:style style:name="T9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95" style:parent-style-name="Fonteparág.padrão" style:family="text">
      <style:text-properties fo:language="pt" fo:country="BR"/>
    </style:style>
    <style:style style:name="T9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9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9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9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0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0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0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0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10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105" style:parent-style-name="Standard" style:family="paragraph">
      <style:paragraph-properties fo:line-height="150%"/>
    </style:style>
    <style:style style:name="T10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0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0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109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110" style:parent-style-name="Standard" style:family="paragraph">
      <style:paragraph-properties fo:line-height="150%"/>
    </style:style>
    <style:style style:name="T11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12" style:parent-style-name="Fonteparág.padrão" style:family="text">
      <style:text-properties fo:language="pt" fo:country="BR"/>
    </style:style>
    <style:style style:name="T11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1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115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116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117" style:parent-style-name="Standard" style:family="paragraph">
      <style:paragraph-properties fo:margin-bottom="0in" fo:line-height="150%"/>
      <style:text-properties style:font-name="Times New Roman" style:font-name-asian="Times New Roman" style:font-name-complex="Times New Roman" fo:language="pt" fo:country="BR"/>
    </style:style>
    <style:style style:name="P118" style:parent-style-name="Standard" style:family="paragraph">
      <style:paragraph-properties fo:line-height="150%"/>
    </style:style>
    <style:style style:name="T119" style:parent-style-name="Fonteparág.padrão" style:family="text">
      <style:text-properties style:font-name="Times New Roman" style:font-name-asian="Times New Roman" style:font-name-complex="Times New Roman" fo:language="pt" fo:country="BR"/>
    </style:style>
  </office:automatic-styles>
  <office:body>
    <office:text text:use-soft-page-breaks="true">
      <text:p text:style-name="P1"><text:span text:style-name="T8">Aluno</text:span><text:span text:style-name="T9">: &lt;Thais Cardoso Moura de Souza&gt;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Data:</text:span><text:span text:style-name="T16"><text:s/></text:span><text:span text:style-name="T17">18/07</text:span><text:span text:style-name="T18">/2013</text:span></text:p>
      <text:p text:style-name="P19"/>
      <text:p text:style-name="P20"><text:span text:style-name="T21">Fase/Iteração:</text:span><text:span text:style-name="T22"><text:s/>&lt;Iteração 2</text:span><text:span text:style-name="T23">&gt;</text:span><text:span text:style-name="T24"><text:tab/></text:span><text:span text:style-name="T25"><text:tab/></text:span><text:span text:style-name="T26">Esforço Total:</text:span><text:span text:style-name="T27"><text:s/>&lt;</text:span><text:span text:style-name="T28">57</text:span><text:span text:style-name="T29"><text:s/>horas&gt;</text:span></text:p>
      <text:p text:style-name="P30"/>
      <text:p text:style-name="P31"><text:span text:style-name="T32">Atividade: &lt;</text:span><text:span text:style-name="T33">Documento de Execução do plano de teste estrutural</text:span><text:span text:style-name="T34">&gt;</text:span><text:span text:style-name="T35"><text:tab/></text:span><text:span text:style-name="T36">Esforço: &lt;12</text:span><text:span text:style-name="T37"><text:s/></text:span><text:span text:style-name="T38">horas&gt;</text:span></text:p>
      <text:p text:style-name="P39">Descrição: &lt;Foi reestruturado o plano de teste, dividindo o mesmo em dois planos – plano de teste estrutural e plano de teste funcional. Foi feito também o relatório referente aos testes estruturais executados&gt;</text:p>
      <text:p text:style-name="P40"><text:span text:style-name="T41">Produtos: &lt;</text:span><text:span text:style-name="T42"><text:s/></text:span><text:span text:style-name="T43">Relatório de<text:s/></text:span><text:span text:style-name="T44">Teste</text:span><text:span text:style-name="T45"><text:s/></text:span><text:span text:style-name="T46">Estrutural</text:span><text:span text:style-name="T47"><text:s/>e<text:s/></text:span><text:span text:style-name="T48">Plano</text:span><text:span text:style-name="T49"><text:s/>de<text:s/></text:span><text:span text:style-name="T50">Teste</text:span><text:span text:style-name="T51"><text:s/></text:span><text:span text:style-name="T52">Estrutural</text:span><text:span text:style-name="T53">&gt;</text:span></text:p>
      <text:p text:style-name="P54">Equipe: &lt;não se aplica&gt;</text:p>
      <text:p text:style-name="P55">Artefato: &lt;<text:s/>RT_RelatorioTesteEstrutural.doc e<text:s/>PlanoTesteEstrutural_SAD.doc<text:s/>&gt;</text:p>
      <text:p text:style-name="P56"/>
      <text:p text:style-name="P57"><text:span text:style-name="T58">Atividade: &lt;Documento de Execução do plano de teste funcional&gt;</text:span><text:span text:style-name="T59"><text:tab/></text:span><text:span text:style-name="T60">Esforço: &lt;12 horas&gt;</text:span></text:p>
      <text:p text:style-name="P61">Descrição: &lt;Foi reestruturado o plano de teste, dividindo o mesmo em dois planos – plano de teste estrutural e plano de teste funcional. Foram desenvolvidos casos de teste no Testlink. Foi escrito o relatório referente aos testes funcionais executados. &gt;</text:p>
      <text:p text:style-name="P62"><text:span text:style-name="T63">Produtos: &lt;</text:span><text:span text:style-name="T64">Relatório de execução dos testes funcionais, plano de teste funcional e casos de testes&gt;</text:span></text:p>
      <text:p text:style-name="P65">Equipe: &lt;não se aplica&gt;</text:p>
      <text:p text:style-name="P66">Artefato: &lt;<text:s/>RT_RelatorioTesteFuncional.doc,<text:s/>PlanoTesteFuncional_SAD.doc e <text:s/>CasoDeTeste_Testlink.doc<text:s/>&gt;</text:p>
      <text:p text:style-name="P67"/>
      <text:p text:style-name="P68"><text:span text:style-name="T69">Atividade: &lt;</text:span><text:span text:style-name="T70"><text:s/></text:span><text:span text:style-name="T71">Fazer o</text:span><text:span text:style-name="T72">s scripts dos testes funcionais</text:span><text:span text:style-name="T73">&gt;</text:span><text:span text:style-name="T74"><text:tab/></text:span><text:span text:style-name="T75"><text:tab/></text:span><text:span text:style-name="T76"><text:tab/></text:span><text:span text:style-name="T77">Esforço: &lt;18</text:span><text:span text:style-name="T78"><text:s/>horas&gt;</text:span></text:p>
      <text:p text:style-name="P79">Descrição: &lt;Foi feito os scripts em java utilizando o <text:s/>selenium web driver. Está funcionando apenas a tela de login. As outras funcionalidades não foram testadas pois o sistema não estava pronto até o fechamento do relatório. A dificuldade encontrada foi em configurar o ambiente, o que demandou mais tempo nesta atividade&gt;</text:p>
      <text:soft-page-break/>
      <text:p text:style-name="P80"><text:span text:style-name="T81">Produtos: &lt;</text:span><text:span text:style-name="T82">Script de teste funcional</text:span><text:span text:style-name="T83">&gt;</text:span></text:p>
      <text:p text:style-name="P84">Equipe: &lt;não se aplica&gt;</text:p>
      <text:p text:style-name="P85"><text:span text:style-name="T86">Artefato: &lt;</text:span><text:span text:style-name="T87"><text:s/></text:span><text:span text:style-name="T88">pasta:<text:s/></text:span><text:span text:style-name="T89">script_TesteSelenium<text:s/></text:span><text:span text:style-name="T90">&gt;</text:span></text:p>
      <text:p text:style-name="P91"/>
      <text:p text:style-name="P92"/>
      <text:p text:style-name="P93"><text:span text:style-name="T94">Atividade: &lt;</text:span><text:span text:style-name="T95"><text:s/></text:span><text:span text:style-name="T96">Ajudar a gerência</text:span><text:span text:style-name="T97">&gt;</text:span><text:span text:style-name="T98"><text:tab/></text:span><text:span text:style-name="T99"><text:tab/></text:span><text:span text:style-name="T100"><text:tab/></text:span><text:span text:style-name="T101">Esforço:<text:s/></text:span><text:span text:style-name="T102">&lt;15</text:span><text:span text:style-name="T103"><text:s/>horas&gt;</text:span></text:p>
      <text:p text:style-name="P104">Descrição: &lt;Foi desenvolvidas algumas atividades para auxiliar a gerência. Eu conduzi algumas reuniões, atribui algumas tarefas no redmine, tirei algumas dúvidas dos integrantes do grupo sobre algumas dúvidas sobre divisões de tarefas&gt;</text:p>
      <text:p text:style-name="P105"><text:span text:style-name="T106">Produtos: &lt;</text:span><text:span text:style-name="T107">não se aplica</text:span><text:span text:style-name="T108">&gt;</text:span></text:p>
      <text:p text:style-name="P109">Equipe: &lt;não se aplica&gt;</text:p>
      <text:p text:style-name="P110"><text:span text:style-name="T111">Artefato: &lt;</text:span><text:span text:style-name="T112"><text:s/></text:span><text:span text:style-name="T113">não se aplica</text:span><text:span text:style-name="T114">&gt;</text:span></text:p>
      <text:p text:style-name="P115"/>
      <text:p text:style-name="P116"/>
      <text:p text:style-name="P117"/>
      <text:p text:style-name="P118"><text:span text:style-name="T119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in"/>
      <style:text-properties fo:color="#2E74B5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111in" fo:margin-bottom="0in"/>
      <style:text-properties fo:color="#2E74B5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top="0.1111in" fo:margin-bottom="0in"/>
      <style:text-properties fo:color="#5B9BD5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 fo:line-height="10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List1Level0" style:display-name="List1Level0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FootnoteSymbol" style:display-name="Footnote Symbol" style:family="text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list-style style:name="LS1" style:display-name="LS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margin-bottom="0in" fo:line-height="100%"/>
    </style:style>
    <style:style style:name="T3" style:parent-style-name="Fonteparág.padrão" style:family="text">
      <style:text-properties style:font-name="Times New Roman" style:font-name-asian="Times New Roman" style:font-name-complex="Times New Roman" fo:language="pt" fo:country="BR" style:language-asian="pt" style:country-asian="BR" style:language-complex="ar" style:country-complex="SA"/>
    </style:style>
    <style:style style:name="T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language="pt" fo:country="BR"/>
    </style:style>
    <style:style style:name="T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language="pt" fo:country="BR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m 3" text:anchor-type="paragraph" svg:x="5.56736in" svg:y="-0.02569in" svg:width="1.16667in" svg:height="0.53125in" style:rel-width="scale" style:rel-height="scale"><draw:image xlink:href="media/image1.png" xlink:type="simple" xlink:show="embed" xlink:actuate="onLoad"/><svg:title/><svg:desc>icone_sad.png</svg:desc></draw:frame></text:span><text:span text:style-name="T4">Fábrica de Software – Instituto de Informática – Universidade Federal de Goiás</text:span></text:p>
        <text:p text:style-name="P5">Nome do Projeto</text:p>
        <text:p text:style-name="Standard"><text:span text:style-name="T6">Relatório Individual</text:span></text:p>
        <text:p text:style-name="P7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hais cardoso moura de souza</meta:initial-creator>
    <dc:creator>fabrica</dc:creator>
    <meta:creation-date>2013-07-18T17:09:00Z</meta:creation-date>
    <dc:date>2013-07-18T17:13:00Z</dc:date>
    <meta:template xlink:href="Normal" xlink:type="simple"/>
    <meta:editing-cycles>4</meta:editing-cycles>
    <meta:editing-duration>PT300S</meta:editing-duration>
    <meta:document-statistic meta:page-count="2" meta:paragraph-count="4" meta:word-count="316" meta:character-count="2022" meta:row-count="14" meta:non-whitespace-character-count="1710"/>
  </office:meta>
</office:document-meta>
</file>